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20000005024EED529.png" manifest:media-type=""/>
  <manifest:file-entry manifest:full-path="Pictures/100000000000003200000050117050A3.png" manifest:media-type=""/>
  <manifest:file-entry manifest:full-path="Pictures/10000000000000320000005015932E65.png" manifest:media-type=""/>
  <manifest:file-entry manifest:full-path="Pictures/100000000000003200000050D0860D9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officeooo:paragraph-rsid="0017c04a" style:font-size-asian="10pt" style:font-size-complex="10pt"/>
    </style:style>
    <style:style style:name="P2" style:family="paragraph" style:parent-style-name="Standard">
      <style:text-properties fo:font-size="10pt" officeooo:paragraph-rsid="00192f50" style:font-size-asian="10pt" style:font-size-complex="10pt"/>
    </style:style>
    <style:style style:name="P3" style:family="paragraph" style:parent-style-name="Standard">
      <style:text-properties fo:font-size="10pt" officeooo:paragraph-rsid="0018bdd8" style:font-size-asian="10pt" style:font-size-complex="10pt"/>
    </style:style>
    <style:style style:name="P4" style:family="paragraph" style:parent-style-name="Standard">
      <style:text-properties fo:font-size="10pt" officeooo:paragraph-rsid="001a651d" style:font-size-asian="10pt" style:font-size-complex="10pt"/>
    </style:style>
    <style:style style:name="P5" style:family="paragraph" style:parent-style-name="Standard">
      <style:text-properties fo:font-size="10pt" officeooo:paragraph-rsid="001bc0e4" style:font-size-asian="10pt" style:font-size-complex="10pt"/>
    </style:style>
    <style:style style:name="P6" style:family="paragraph" style:parent-style-name="Standard">
      <style:text-properties fo:font-size="10pt" officeooo:paragraph-rsid="001c4b9e" style:font-size-asian="10pt" style:font-size-complex="10pt"/>
    </style:style>
    <style:style style:name="P7" style:family="paragraph" style:parent-style-name="Standard">
      <style:text-properties fo:font-size="10pt" officeooo:paragraph-rsid="001db133" style:font-size-asian="10pt" style:font-size-complex="10pt"/>
    </style:style>
    <style:style style:name="P8" style:family="paragraph" style:parent-style-name="Standard">
      <style:text-properties fo:font-size="10pt" officeooo:paragraph-rsid="001ed431" style:font-size-asian="10pt" style:font-size-complex="10pt"/>
    </style:style>
    <style:style style:name="P9" style:family="paragraph" style:parent-style-name="Standard">
      <style:text-properties fo:font-size="10pt" officeooo:paragraph-rsid="0022b1b2" style:font-size-asian="10pt" style:font-size-complex="10pt"/>
    </style:style>
    <style:style style:name="P10" style:family="paragraph" style:parent-style-name="Standard">
      <style:text-properties fo:font-size="10pt" officeooo:paragraph-rsid="0024b2f9" style:font-size-asian="10pt" style:font-size-complex="10pt"/>
    </style:style>
    <style:style style:name="P11" style:family="paragraph" style:parent-style-name="Standard">
      <style:text-properties fo:font-size="10pt" officeooo:paragraph-rsid="0024c780" style:font-size-asian="10pt" style:font-size-complex="10pt"/>
    </style:style>
    <style:style style:name="P12" style:family="paragraph" style:parent-style-name="Standard">
      <style:text-properties fo:font-size="10pt" officeooo:paragraph-rsid="0024dc55" style:font-size-asian="10pt" style:font-size-complex="10pt"/>
    </style:style>
    <style:style style:name="P13" style:family="paragraph" style:parent-style-name="Standard">
      <style:text-properties fo:font-size="10pt" officeooo:paragraph-rsid="0025dd79" style:font-size-asian="10pt" style:font-size-complex="10pt"/>
    </style:style>
    <style:style style:name="P14" style:family="paragraph" style:parent-style-name="Standard">
      <style:text-properties fo:font-size="10pt" officeooo:paragraph-rsid="00263cd5" style:font-size-asian="10pt" style:font-size-complex="10pt"/>
    </style:style>
    <style:style style:name="P15" style:family="paragraph" style:parent-style-name="Standard">
      <style:paragraph-properties fo:break-before="page"/>
      <style:text-properties fo:font-size="10pt" officeooo:paragraph-rsid="001c4b9e" style:font-size-asian="10pt" style:font-size-complex="10pt"/>
    </style:style>
    <style:style style:name="P16" style:family="paragraph" style:parent-style-name="Standard">
      <style:paragraph-properties fo:break-before="page"/>
      <style:text-properties fo:font-size="10pt" officeooo:paragraph-rsid="001db133" style:font-size-asian="10pt" style:font-size-complex="10pt"/>
    </style:style>
    <style:style style:name="P17" style:family="paragraph" style:parent-style-name="Standard">
      <style:paragraph-properties fo:break-before="page"/>
      <style:text-properties fo:font-size="10pt" officeooo:paragraph-rsid="0022b1b2" style:font-size-asian="10pt" style:font-size-complex="10pt"/>
    </style:style>
    <style:style style:name="P18" style:family="paragraph" style:parent-style-name="Standard">
      <style:paragraph-properties fo:break-before="page"/>
      <style:text-properties fo:font-size="10pt" officeooo:paragraph-rsid="0025dd79" style:font-size-asian="10pt" style:font-size-complex="10pt"/>
    </style:style>
    <style:style style:name="T1" style:family="text">
      <style:text-properties officeooo:rsid="0017c04a"/>
    </style:style>
    <style:style style:name="T2" style:family="text">
      <style:text-properties officeooo:rsid="0018bdd8"/>
    </style:style>
    <style:style style:name="T3" style:family="text">
      <style:text-properties officeooo:rsid="00192f50"/>
    </style:style>
    <style:style style:name="T4" style:family="text">
      <style:text-properties officeooo:rsid="001a651d"/>
    </style:style>
    <style:style style:name="T5" style:family="text">
      <style:text-properties officeooo:rsid="001bc0e4"/>
    </style:style>
    <style:style style:name="T6" style:family="text">
      <style:text-properties officeooo:rsid="001c4b9e"/>
    </style:style>
    <style:style style:name="T7" style:family="text">
      <style:text-properties officeooo:rsid="001db133"/>
    </style:style>
    <style:style style:name="T8" style:family="text">
      <style:text-properties officeooo:rsid="001ed431"/>
    </style:style>
    <style:style style:name="T9" style:family="text">
      <style:text-properties officeooo:rsid="00222e94"/>
    </style:style>
    <style:style style:name="T10" style:family="text">
      <style:text-properties officeooo:rsid="0022b1b2"/>
    </style:style>
    <style:style style:name="T11" style:family="text">
      <style:text-properties officeooo:rsid="00231796"/>
    </style:style>
    <style:style style:name="T12" style:family="text">
      <style:text-properties officeooo:rsid="0024b2f9"/>
    </style:style>
    <style:style style:name="T13" style:family="text">
      <style:text-properties fo:font-size="10pt" officeooo:rsid="001db133" style:font-size-asian="10pt" style:font-size-complex="10pt"/>
    </style:style>
    <style:style style:name="T14" style:family="text">
      <style:text-properties officeooo:rsid="0024c780"/>
    </style:style>
    <style:style style:name="T15" style:family="text">
      <style:text-properties officeooo:rsid="0024dc55"/>
    </style:style>
    <style:style style:name="T16" style:family="text">
      <style:text-properties officeooo:rsid="0025dd79"/>
    </style:style>
    <style:style style:name="T17" style:family="text">
      <style:text-properties officeooo:rsid="00263cd5"/>
    </style:style>
    <style:style style:name="fr1" style:family="graphic" style:parent-style-name="Graphics">
      <style:graphic-properties style:vertical-pos="middle"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encoder button has various uses:</text:span></text:p>
      <text:p text:style-name="P1"><text:span text:style-name="T1">- Single click</text:span></text:p>
      <text:p text:style-name="P1"><text:span text:style-name="T1">- Long push</text:span></text:p>
      <text:p text:style-name="P1"><text:span text:style-name="T1">- Double click</text:span></text:p>
      <text:p text:style-name="P1"><text:span text:style-name="T1">- Single click followed by a long push</text:span></text:p>
      <text:p text:style-name="P1"><text:span text:style-name="T1"/></text:p>
      <text:p text:style-name="P1"><text:span text:style-name="T1">Single click:</text:span></text:p>
      <text:p text:style-name="P1"><text:span text:style-name="T1">Press encoder button down and then quickly release it</text:span></text:p>
      <text:p text:style-name="P1"><text:span text:style-name="T1"/></text:p>
      <text:p text:style-name="P1"><text:span text:style-name="T1">Long push:</text:span></text:p>
      <text:p text:style-name="P1"><text:span text:style-name="T1">Press and hold down encoder button for a second or two</text:span></text:p>
      <text:p text:style-name="P1"><text:span text:style-name="T1"/></text:p>
      <text:p text:style-name="P1"><text:span text:style-name="T1">Double click:</text:span></text:p>
      <text:p text:style-name="P1"><text:span text:style-name="T1">Press encoder button, <text:s/>quickly release it, then immediately press and release it again</text:span></text:p>
      <text:p text:style-name="P1"><text:span text:style-name="T1"/></text:p>
      <text:p text:style-name="P1"><text:span text:style-name="T1">Click + longpush:</text:span></text:p>
      <text:p text:style-name="P1"><text:span text:style-name="T1">Press encoder button, quickly release it, then press it again and hold down for 1 or 2 seconds</text:span></text:p>
      <text:p text:style-name="P1"><text:span text:style-name="T1"/></text:p>
      <text:p text:style-name="P1"><text:span text:style-name="T1"/></text:p>
      <text:p text:style-name="P1"><text:span text:style-name="T1">During normal operation the LCD shows a status-icon in the top-left corner, depicting the current power setting (Off, Normal, Limit, Boost) and a „still alive“ animation in the bottom row of the icon. Next to the icon is the bargraph showing the current output power. In the bottom line the current power-manager state is shown, or alternatively the currently active power manager configuration name. Toggle between <text:s/>the two by double-clicking the encoder button.</text:span></text:p>
      <text:p text:style-name="P1"><text:span text:style-name="T1"/></text:p>
      <text:p text:style-name="P2"><text:span text:style-name="T3">Status Icons:</text:span></text:p>
      <text:p text:style-name="P2"><text:span text:style-name="T1"/></text:p>
      <text:p text:style-name="P1"><draw:frame draw:style-name="fr1" draw:name="Grafik1" text:anchor-type="paragraph" svg:width="0.58cm" svg:height="0.93cm" draw:z-index="0"><draw:image xlink:href="Pictures/100000000000003200000050D0860D95.png" xlink:type="simple" xlink:show="embed" xlink:actuate="onLoad"/></draw:frame><text:span text:style-name="T1"> <text:s/></text:span><text:span text:style-name="T2">Power Output Off</text:span></text:p>
      <text:p text:style-name="P1"><text:span text:style-name="T2"/></text:p>
      <text:p text:style-name="P1"><text:span text:style-name="T1"/></text:p>
      <text:p text:style-name="P3"><draw:frame draw:style-name="fr2" draw:name="Grafik2" text:anchor-type="paragraph" svg:width="0.58cm" svg:height="0.93cm" draw:z-index="1"><draw:image xlink:href="Pictures/10000000000000320000005015932E65.png" xlink:type="simple" xlink:show="embed" xlink:actuate="onLoad"/></draw:frame><text:span text:style-name="T2"> <text:s/>Normal Power Output</text:span></text:p>
      <text:p text:style-name="P3"><text:span text:style-name="T2"/></text:p>
      <text:p text:style-name="P1"><text:span text:style-name="T1"/></text:p>
      <text:p text:style-name="P3"><draw:frame draw:style-name="fr3" draw:name="Grafik3" text:anchor-type="paragraph" svg:x="0cm" svg:width="0.58cm" svg:height="0.93cm" draw:z-index="2"><draw:image xlink:href="Pictures/100000000000003200000050117050A3.png" xlink:type="simple" xlink:show="embed" xlink:actuate="onLoad"/></draw:frame><text:span text:style-name="T2"> <text:s/>Limited Power Output</text:span></text:p>
      <text:p text:style-name="P3"><text:span text:style-name="T2"/></text:p>
      <text:p text:style-name="P1"><text:span text:style-name="T1"/></text:p>
      <text:p text:style-name="P3"><draw:frame draw:style-name="fr3" draw:name="Grafik4" text:anchor-type="paragraph" svg:x="0cm" svg:width="0.58cm" svg:height="0.93cm" draw:z-index="3"><draw:image xlink:href="Pictures/10000000000000320000005024EED529.png" xlink:type="simple" xlink:show="embed" xlink:actuate="onLoad"/></draw:frame><text:span text:style-name="T2"> <text:s/>Boosted Power Output</text:span></text:p>
      <text:p text:style-name="P1"><text:span text:style-name="T1"/></text:p>
      <text:p text:style-name="P1"><text:span text:style-name="T1"/></text:p>
      <text:p text:style-name="P4"><text:span text:style-name="T4">When in automatic mode, i.e. </text:span><text:span text:style-name="T5">w</text:span><text:span text:style-name="T4">ith the power manager enabled, the following actions are possible:</text:span></text:p>
      <text:p text:style-name="P4"><text:span text:style-name="T4">- Single click used to turn on/off</text:span></text:p>
      <text:p text:style-name="P4"><text:span text:style-name="T4">- When turned on, Click-Longpush to enter sleep mode when</text:span></text:p>
      <text:p text:style-name="P4"><text:span text:style-name="T4">- When in sleep mode, rotate the encoder to force wake up</text:span></text:p>
      <text:p text:style-name="P4"><text:span text:style-name="T4">- Longpush to enter the main menu</text:span></text:p>
      <text:p text:style-name="P4"><text:span text:style-name="T4"/></text:p>
      <text:p text:style-name="P4"><text:span text:style-name="T4">When in manual mode, i.e. </text:span><text:span text:style-name="T5">w</text:span><text:span text:style-name="T4">ith the power manager disabled, the following actions are possible:</text:span></text:p>
      <text:p text:style-name="P5"><text:span text:style-name="T5">- Single click to turn on/off, memorizes last power level for on</text:span></text:p>
      <text:p text:style-name="P5"><text:span text:style-name="T5">- Turn encoder left/right to change output power mode (Off, Normal, Limit, Boost)</text:span></text:p>
      <text:p text:style-name="P5"><text:span text:style-name="T5">- Longpush to enter main menu</text:span></text:p>
      <text:p text:style-name="P5"><text:span text:style-name="T5"/></text:p>
      <text:p text:style-name="P15"><text:span text:style-name="T6">Main Menu</text:span></text:p>
      <text:p text:style-name="P6"><text:span text:style-name="T6"/></text:p>
      <text:p text:style-name="P6"><text:span text:style-name="T6">From the default info-display after power-up, the main can be entered by a longpush on the encoder button. Push &amp; hold the button until the main menu is displayed. Once in the main menu, rotate the encoder to select the desired option. These are:</text:span></text:p>
      <text:p text:style-name="P6"><text:span text:style-name="T6"/></text:p>
      <text:p text:style-name="P6"><text:span text:style-name="T6">- Main Setup: Global system configuration</text:span></text:p>
      <text:p text:style-name="P6"><text:span text:style-name="T6">- Edit Config: Edit the power-manager configuration</text:span></text:p>
      <text:p text:style-name="P6"><text:span text:style-name="T6">- Save Config: Save the edited power manager configuration</text:span></text:p>
      <text:p text:style-name="P6"><text:span text:style-name="T6">- Load Config: Load and activate one of the stored power manager configurations</text:span></text:p>
      <text:p text:style-name="P6"><text:span text:style-name="T6">- Show Version: Display the firmware name and version</text:span></text:p>
      <text:p text:style-name="P6"><text:span text:style-name="T6">- Reset: Reboot the firmware</text:span></text:p>
      <text:p text:style-name="P6"><text:span text:style-name="T6"/></text:p>
      <text:p text:style-name="P6"><text:span text:style-name="T6">To select a menu item, simply click the encoder button once.</text:span></text:p>
      <text:p text:style-name="P6"><text:span text:style-name="T6"/></text:p>
      <text:p text:style-name="P6"><text:span text:style-name="T6">To exit the main menu, simply do a longpush on the encoder button again until you are back to the main info display.</text:span></text:p>
      <text:p text:style-name="P6"><text:span text:style-name="T6"/></text:p>
      <text:p text:style-name="P6"><text:span text:style-name="T6"/></text:p>
      <text:p text:style-name="P7"><text:span text:style-name="T7">Main Setup</text:span></text:p>
      <text:p text:style-name="P7"><text:span text:style-name="T7"/></text:p>
      <text:p text:style-name="P7"><text:span text:style-name="T7">This configures the basic, global parameters of the system. Changes made here are immediately active. Rotate the encoder to cycle through the available options. These are:</text:span></text:p>
      <text:p text:style-name="P7"><text:span text:style-name="T7"/></text:p>
      <text:p text:style-name="P7"><text:span text:style-name="T7">- Language: Select the language used for display and serial output. Currently English and German are implemented.</text:span></text:p>
      <text:p text:style-name="P7"><text:span text:style-name="T7">- Baudrate: Set the baudrate of the serial interface. Only the baudrate can be selected, the other parameters for the serial port are always 8,N,1. Note: When realtime logging is used, a low baudrate will cause a very slow response of the system, so select a suitably high baudrate in this case.</text:span></text:p>
      <text:p text:style-name="P7"><text:span text:style-name="T7">- Logger: What info messages to log through the serial port, realtime parameter logging</text:span></text:p>
      <text:p text:style-name="P7"><text:span text:style-name="T7">- Startup PM Conf.: Select which power-manager configuration to automatically load at system power-up from the configuration storage.</text:span></text:p>
      <text:p text:style-name="P7"><text:span text:style-name="T7"/></text:p>
      <text:p text:style-name="P7"><text:span text:style-name="T7">When selection an option, the currently active one is displayed by default. To cahnge the option, simply rotate the encoder to select the desired one, and then do a single click which does the actual selection and in turn brings you back to the options overview. The Logger options are different since these are multiple-choice. A * in front of the selected option shows that it is active. Do a single click to toggle between active and non-active. Rotate the encoder to select a different sub-option. Do a longpush to get back to the options overview. The Startup PM Conf. option will show you the textual name of the selected config-set from memory.</text:span></text:p>
      <text:p text:style-name="P7"><text:span text:style-name="T7"/></text:p>
      <text:p text:style-name="P7"><text:span text:style-name="T7">When exiting the Main Setup options the selected settings will automatically be saved to the internal EEPROM.</text:span></text:p>
      <text:p text:style-name="P7"><text:span text:style-name="T7"/></text:p>
      <text:p text:style-name="P7"><text:span text:style-name="T7"/></text:p>
      <text:p text:style-name="P16"><text:span text:style-name="T7">Edit Config</text:span></text:p>
      <text:p text:style-name="P7"><text:span text:style-name="T7"/></text:p>
      <text:p text:style-name="P7"><text:span text:style-name="T7">This allows to edit the runtime parameters of the power-manager. Selecting this option will first bring up which parameterset to edit. The choices are:</text:span></text:p>
      <text:p text:style-name="P7"><text:span text:style-name="T7"/></text:p>
      <text:p text:style-name="P7"><text:span text:style-name="T7">- Current Config: The currently active configuration</text:span></text:p>
      <text:p text:style-name="P7"><text:span text:style-name="T7">- From Default Cfg: Start with a configuration filled with default parameters</text:span></text:p>
      <text:p text:style-name="P7"><text:span text:style-name="T7">- One of the eight stored configurations. The name of that config will be shown in the bottom line of the LCD, while the memory slot it used is displayed in the upper-right corner of the LCD, from #0 to #7</text:span></text:p>
      <text:p text:style-name="P7"><text:span text:style-name="T7"/></text:p>
      <text:p text:style-name="P7"><text:span text:style-name="T7">A single click will select the configuration and starts the editor, a longpush will exit and go back to the main menu. </text:span><text:span text:style-name="T9">The options are grouped into sub-items as follows:</text:span></text:p>
      <text:p text:style-name="P7"><text:span text:style-name="T8"/></text:p>
      <text:p text:style-name="P8"><text:span text:style-name="T8">- Startup Mode:</text:span></text:p>
      <text:p text:style-name="P8"><text:span text:style-name="T8"><text:tab/>- Auto, On – Auto, Off – Manual, On – Manual, Off</text:span></text:p>
      <text:p text:style-name="P8"><text:span text:style-name="T8">- Heatup Mode</text:span></text:p>
      <text:p text:style-name="P8"><text:span text:style-name="T8"><text:tab/>- Normal Power – Power Limit – Power Boost</text:span></text:p>
      <text:p text:style-name="P8"><text:span text:style-name="T8">- Heatup End Cond.</text:span></text:p>
      <text:p text:style-name="P8"><text:span text:style-name="T8"><text:tab/>- Timed – Pwr Lvl Thresh.</text:span></text:p>
      <text:p text:style-name="P8"><text:span text:style-name="T8">- Heatup End Param</text:span></text:p>
      <text:p text:style-name="P8"><text:span text:style-name="T8"><text:tab/>- HeatupLim, Time – HeatupLim, PwrTh – HeatupBst, Time – HeatupBst, PwrTh</text:span></text:p>
      <text:p text:style-name="P8"><text:span text:style-name="T8">- Idle Parameters</text:span></text:p>
      <text:p text:style-name="P8"><text:span text:style-name="T8"><text:tab/>- Idle Threshold – Enter Sleep Time</text:span></text:p>
      <text:p text:style-name="P8"><text:span text:style-name="T8">- Sleep Options</text:span></text:p>
      <text:p text:style-name="P8"><text:span text:style-name="T8"><text:tab/>- Sleep Mode - Auto-Powerdown</text:span></text:p>
      <text:p text:style-name="P8"><text:span text:style-name="T8">- Sleep Mode Param</text:span></text:p>
      <text:p text:style-name="P8"><text:span text:style-name="T8"><text:tab/>- Light Sleep Time – Light Slp Thresh – Sleep Threshold – Auto-Off Time</text:span></text:p>
      <text:p text:style-name="P8"><text:span text:style-name="T8">- Wakeup Mode</text:span></text:p>
      <text:p text:style-name="P8"><text:span text:style-name="T8"><text:tab/>- Normal Power – Power Bosst</text:span></text:p>
      <text:p text:style-name="P8"><text:span text:style-name="T8">- Wakeup End Cond.</text:span></text:p>
      <text:p text:style-name="P8"><text:span text:style-name="T8"><text:tab/>- Timed – Pwr Lvl Thresh.</text:span></text:p>
      <text:p text:style-name="P8"><text:span text:style-name="T8">- Wakeup End Param</text:span></text:p>
      <text:p text:style-name="P8"><text:span text:style-name="T8"><text:tab/>- WakeupBst, Time – WakeupBst, PwrTh</text:span></text:p>
      <text:p text:style-name="P8"><text:span text:style-name="T8">- Normal Backlight</text:span></text:p>
      <text:p text:style-name="P8"><text:span text:style-name="T8"><text:tab/>- Constant – Pulsing - Flashing</text:span></text:p>
      <text:p text:style-name="P8"><text:span text:style-name="T8">- Sleep Backlight</text:span></text:p>
      <text:p text:style-name="P8"><text:span text:style-name="T8"><text:tab/>- Constant – Pulsing - Flashing</text:span></text:p>
      <text:p text:style-name="P8"><text:span text:style-name="T8">- Auto Off Backl.</text:span></text:p>
      <text:p text:style-name="P8"><text:span text:style-name="T8"><text:tab/>- Constant – Pulsing - Flashing</text:span></text:p>
      <text:p text:style-name="P8"><text:span text:style-name="T8">- Const. BL Param.</text:span></text:p>
      <text:p text:style-name="P8"><text:span text:style-name="T8"><text:tab/>- Const. BL. Level</text:span></text:p>
      <text:p text:style-name="P8"><text:span text:style-name="T8">- Pulse BL Param.</text:span></text:p>
      <text:p text:style-name="P8"><text:span text:style-name="T8"><text:tab/>- Pulse Level Low – Pulse Level High – Pulse Speed</text:span></text:p>
      <text:p text:style-name="P8"><text:span text:style-name="T8">- Flash BL Param</text:span></text:p>
      <text:p text:style-name="P8"><text:span text:style-name="T8"><text:tab/>- Flash Level Low – Flash Level High – Flash On-Time – Flash Off-Time</text:span></text:p>
      <text:p text:style-name="P8"><text:span text:style-name="T8">- Config Name</text:span></text:p>
      <text:p text:style-name="P8"><text:span text:style-name="T8"><text:tab/>- Actual name of the currently edited parameter set</text:span></text:p>
      <text:p text:style-name="P7"><text:span text:style-name="T7"/></text:p>
      <text:p text:style-name="P17"><text:span text:style-name="T10">To select a group, click the selection. Then select which parameter to change and click again. Adjust the parameter as wanted and click or longpush. This will bring you back to the parameter selection of that group. To go back to the group selection then, do a longpush. To exit the editor, do another longpush. </text:span></text:p>
      <text:p text:style-name="P9"><text:span text:style-name="T10"/></text:p>
      <text:p text:style-name="P9"><text:span text:style-name="T10">The name editor is slightly different. When starting to edit the name, the current name will be shown in the top line on the LCD. In the bottom line a – is shown. Rotate the encoder to move that marker under the character that is to be changed. Then click the encoder button. The marker will change to a ^ and thus indicate that the character is to be changed. Rotate the encoder to change it. Click to get back to the – marker to select another character. The name-editing can be aborted by a longpush. To save the edited name, use a clickpush instead.</text:span></text:p>
      <text:p text:style-name="P9"><text:span text:style-name="T10"/></text:p>
      <text:p text:style-name="P9"><text:span text:style-name="T10">In case of multi-option (i.e. The Sleep Options), a single click will enable/disable the option, a longpush will go back to the option selection menu.</text:span></text:p>
      <text:p text:style-name="P9"><text:span text:style-name="T8"/></text:p>
      <text:p text:style-name="P9"><text:span text:style-name="T10">The option-groups and their parameters have the following purposes/meanings:</text:span></text:p>
      <text:p text:style-name="P9"><text:span text:style-name="T8"/></text:p>
      <text:p text:style-name="P9"><text:span text:style-name="T8">- Startup Mode: </text:span><text:span text:style-name="T10">Select in which mode to start-up the unit after power-on/reset</text:span></text:p>
      <text:p text:style-name="P9"><text:span text:style-name="T8"><text:tab/></text:span><text:span text:style-name="T10">-</text:span><text:span text:style-name="T8"> Auto, On: </text:span><text:span text:style-name="T10">Automatic power management is enabled, turned on after power-up</text:span></text:p>
      <text:p text:style-name="P9"><text:span text:style-name="T8"><text:tab/></text:span><text:span text:style-name="T10">- </text:span><text:span text:style-name="T8">Auto, Off: </text:span><text:span text:style-name="T10">Automatic power management is enabled, turned off after power-up</text:span></text:p>
      <text:p text:style-name="P9"><text:span text:style-name="T10"><text:tab/>-</text:span><text:span text:style-name="T8"> Manual, On: </text:span><text:span text:style-name="T10">Manual control mode, turned on after power-up</text:span></text:p>
      <text:p text:style-name="P9"><text:span text:style-name="T10"><text:tab/>-</text:span><text:span text:style-name="T8"> Manual, Off: </text:span><text:span text:style-name="T10">Manual control mode, turned off after power-up</text:span></text:p>
      <text:p text:style-name="P9"><text:span text:style-name="T10"/></text:p>
      <text:p text:style-name="P9"><text:span text:style-name="T8">- Heatup Mode: </text:span><text:span text:style-name="T10">Select what power level to use for initial heatup</text:span></text:p>
      <text:p text:style-name="P9"><text:span text:style-name="T8"><text:tab/>- Normal Power: </text:span><text:span text:style-name="T10">Use normal power output during heatup</text:span></text:p>
      <text:p text:style-name="P9"><text:span text:style-name="T10"><text:tab/>-</text:span><text:span text:style-name="T8"> Power Limit: </text:span><text:span text:style-name="T10">Use limited power output during heatup</text:span></text:p>
      <text:p text:style-name="P9"><text:span text:style-name="T10"><text:tab/>-</text:span><text:span text:style-name="T8"> Power Boost: </text:span><text:span text:style-name="T10">Use boosted power output during heatup</text:span></text:p>
      <text:p text:style-name="P9"><text:span text:style-name="T10"/></text:p>
      <text:p text:style-name="P9"><text:span text:style-name="T8">- Heatup End Cond.: </text:span><text:span text:style-name="T10">Select the condition to end initial heatup, only for boost/limit heatup modes</text:span></text:p>
      <text:p text:style-name="P9"><text:span text:style-name="T8"><text:tab/>- Timed: </text:span><text:span text:style-name="T10">End heatup phase after a given number of seconds</text:span></text:p>
      <text:p text:style-name="P9"><text:span text:style-name="T8"><text:tab/></text:span><text:span text:style-name="T10">-</text:span><text:span text:style-name="T8"> Pwr Lvl Thresh.: </text:span><text:span text:style-name="T10">End heatup phase when power output fall below a given threshold</text:span></text:p>
      <text:p text:style-name="P9"><text:span text:style-name="T8"/></text:p>
      <text:p text:style-name="P9"><text:span text:style-name="T8">- Heatup End Param: </text:span><text:span text:style-name="T10">Times (in seconds) and power levels for the limit/boost heatup modes</text:span></text:p>
      <text:p text:style-name="P9"><text:span text:style-name="T8"><text:tab/>- HeatupLim, Time: </text:span><text:span text:style-name="T10">Time after w</text:span><text:span text:style-name="T12">h</text:span><text:span text:style-name="T10">ich to end the limited power heatup phase</text:span></text:p>
      <text:p text:style-name="P9"><text:span text:style-name="T8"><text:tab/></text:span><text:span text:style-name="T10">-</text:span><text:span text:style-name="T8"> HeatupLim, PwrTh: </text:span><text:span text:style-name="T10">Power level below which to end the limited power heatup phase</text:span></text:p>
      <text:p text:style-name="P9"><text:span text:style-name="T8"><text:tab/></text:span><text:span text:style-name="T10">-</text:span><text:span text:style-name="T8"> HeatupBst, Time: </text:span><text:span text:style-name="T10">Time after w</text:span><text:span text:style-name="T12">h</text:span><text:span text:style-name="T10">ich to end the bossted power heatup phase</text:span></text:p>
      <text:p text:style-name="P9"><text:span text:style-name="T8"><text:tab/></text:span><text:span text:style-name="T10">-</text:span><text:span text:style-name="T8"> HeatupBst, PwrTh: </text:span><text:span text:style-name="T10">Power level below which to end the boosted power heatup phase</text:span></text:p>
      <text:p text:style-name="P9"><text:span text:style-name="T8"/></text:p>
      <text:p text:style-name="P9"><text:span text:style-name="T8">- Idle Parameters: </text:span><text:span text:style-name="T11">Defines threshold between idle/heating mode, and a time after which to enter sleep mode</text:span></text:p>
      <text:p text:style-name="P10"><text:span text:style-name="T8"><text:tab/>- Idle Threshold: </text:span><text:span text:style-name="T12">Rise in output power after which to go from idle to heating mode</text:span></text:p>
      <text:p text:style-name="P10"><text:span text:style-name="T8"><text:tab/></text:span><text:span text:style-name="T12">-</text:span><text:span text:style-name="T8"> Enter Sleep Time: </text:span><text:span text:style-name="T12">Time in seconds of idling after which to go to sleep mode, if enabled</text:span></text:p>
      <text:p text:style-name="P10"><text:span text:style-name="T12"/></text:p>
      <text:p text:style-name="P9"><text:span text:style-name="T8">- Sleep Options: </text:span><text:span text:style-name="T12">Enable/disable the sleep-mode and automatic power-down</text:span></text:p>
      <text:p text:style-name="P10"><text:span text:style-name="T8"><text:tab/>- Sleep Mode: </text:span><text:span text:style-name="T12">Enable/disable the entering of the sleep mode when idling too long</text:span></text:p>
      <text:p text:style-name="P10"><text:span text:style-name="T8"><text:tab/>- Auto-Powerdown: </text:span><text:span text:style-name="T12">Enable/disable the auto-powerdown mode when sleeping too long</text:span></text:p>
      <text:p text:style-name="P10"><text:span text:style-name="T12"/></text:p>
      <text:p text:style-name="P9"><text:span text:style-name="T8">- Sleep Mode Param: </text:span><text:span text:style-name="T12">Define times and thresholds for the sleep mode</text:span></text:p>
      <text:p text:style-name="P10"><text:span text:style-name="T8"><text:tab/>- Light Sleep Time: </text:span><text:span text:style-name="T12">Time spent in ininital sleep mode, to accomodate power level change from idle mode</text:span></text:p>
      <text:p text:style-name="P10"><text:span text:style-name="T8"><text:tab/></text:span><text:span text:style-name="T12">-</text:span><text:span text:style-name="T8"> Light Slp Thresh: </text:span><text:span text:style-name="T12">Rise threshold in output power when in inital sleep mode, wakes up when exceeded</text:span></text:p>
      <text:p text:style-name="P10"><text:span text:style-name="T8"><text:tab/></text:span><text:span text:style-name="T12">-</text:span><text:span text:style-name="T8"> Sleep Threshold: </text:span><text:span text:style-name="T12">Rise threshold in output power for normal sleep mode, wakes up when exceeded</text:span></text:p>
      <text:p text:style-name="P10"><text:span text:style-name="T8"><text:tab/></text:span><text:span text:style-name="T12">-</text:span><text:span text:style-name="T8"> Auto-Off Time: </text:span><text:span text:style-name="T12">Time spent sleeping after which to automatically power down</text:span></text:p>
      <text:p text:style-name="P10"><text:span text:style-name="T8"/></text:p>
      <text:p text:style-name="P9"><text:span text:style-name="T8">- Wakeup Mode: </text:span><text:span text:style-name="T12">Power output setting when waking up from sleep mode</text:span></text:p>
      <text:p text:style-name="P10"><text:span text:style-name="T8"><text:tab/>- Normal Power: </text:span><text:span text:style-name="T12">Wake up using normal power output</text:span></text:p>
      <text:p text:style-name="P10"><text:span text:style-name="T12"><text:tab/>-</text:span><text:span text:style-name="T8"> Power Bo</text:span><text:span text:style-name="T12">o</text:span><text:span text:style-name="T8">st: </text:span><text:span text:style-name="T12">Wake up with boosted output power (quicker thermal recovery)</text:span></text:p>
      <text:p text:style-name="P10"><text:span text:style-name="T12"/></text:p>
      <text:p text:style-name="P9"><text:span text:style-name="T8">- Wakeup End Cond.: </text:span><text:span text:style-name="T12">Condition to end boosted output power wakeup, when enabled</text:span></text:p>
      <text:p text:style-name="P10"><text:span text:style-name="T8"><text:tab/>- Timed: </text:span><text:span text:style-name="T12">End boosted power wakeup</text:span><text:span text:style-name="T8"> </text:span><text:span text:style-name="T12">after given time in seconds</text:span></text:p>
      <text:p text:style-name="P10"><text:span text:style-name="T12"><text:tab/>-</text:span><text:span text:style-name="T8"> Pwr Lvl Thresh.: </text:span><text:span text:style-name="T12">End boosted output power wakeup when power consumption falls below a given threshold</text:span></text:p>
      <text:p text:style-name="P10"><text:span text:style-name="T12"/></text:p>
      <text:p text:style-name="P10"><text:span text:style-name="T8">- Wakeup End Param: </text:span><text:span text:style-name="T10">Time (in seconds) and power level for the boost </text:span><text:span text:style-name="T12">wakeup</text:span><text:span text:style-name="T10"> modes</text:span></text:p>
      <text:p text:style-name="P10"><text:span text:style-name="T8"><text:tab/>- WakeupBst, Time: </text:span><text:span text:style-name="T10">Time after w</text:span><text:span text:style-name="T12">h</text:span><text:span text:style-name="T10">ich to end the bossted power </text:span><text:span text:style-name="T12">wakeup</text:span><text:span text:style-name="T10"> phase</text:span></text:p>
      <text:p text:style-name="P10"><text:span text:style-name="T8"><text:tab/></text:span><text:span text:style-name="T12">-</text:span><text:span text:style-name="T8"> WakeupBst, PwrTh: </text:span><text:span text:style-name="T10">Power level below which to end the boosted power </text:span><text:span text:style-name="T12">wakeup</text:span><text:span text:style-name="T10"> phase</text:span></text:p>
      <text:p text:style-name="P9"><text:span text:style-name="T8"/></text:p>
      <text:p text:style-name="P17"><text:span text:style-name="T8">- Normal Backlight: </text:span><text:span text:style-name="T14">Which LCD Backlight mode to use to signal normal operation (heatup, idle, etc.)</text:span></text:p>
      <text:p text:style-name="P11"><text:span text:style-name="T8"><text:tab/>- Constant: </text:span><text:span text:style-name="T14">Fixed brightness level</text:span></text:p>
      <text:p text:style-name="P11"><text:span text:style-name="T8"><text:tab/></text:span><text:span text:style-name="T14">-</text:span><text:span text:style-name="T8"> Pulsing: </text:span><text:span text:style-name="T14">Fade brightness level up/down continously</text:span></text:p>
      <text:p text:style-name="P11"><text:span text:style-name="T8"><text:tab/></text:span><text:span text:style-name="T14">-</text:span><text:span text:style-name="T8"> Flashing: </text:span><text:span text:style-name="T14">Flash brightness level</text:span></text:p>
      <text:p text:style-name="P11"><text:span text:style-name="T8"/></text:p>
      <text:p text:style-name="P11"><text:span text:style-name="T8">- Sleep Backlight: </text:span><text:span text:style-name="T14">Which LCD Backlight mode to use to signal sleep mode</text:span></text:p>
      <text:p text:style-name="P11"><text:span text:style-name="T8"><text:tab/>- Constant: </text:span><text:span text:style-name="T14">Fixed brightness level</text:span></text:p>
      <text:p text:style-name="P11"><text:span text:style-name="T8"><text:tab/></text:span><text:span text:style-name="T14">-</text:span><text:span text:style-name="T8"> Pulsing: </text:span><text:span text:style-name="T14">Fade brightness level up/down continously</text:span></text:p>
      <text:p text:style-name="P11"><text:span text:style-name="T8"><text:tab/></text:span><text:span text:style-name="T14">-</text:span><text:span text:style-name="T8"> Flashing: </text:span><text:span text:style-name="T14">Flash brightness level</text:span></text:p>
      <text:p text:style-name="P11"><text:span text:style-name="T8"/></text:p>
      <text:p text:style-name="P11"><text:span text:style-name="T8">- Auto Off Backl.: </text:span><text:span text:style-name="T14">Which LCD Backlight mode to use to signal automatic power down mode</text:span></text:p>
      <text:p text:style-name="P11"><text:span text:style-name="T8"><text:tab/>- Constant: </text:span><text:span text:style-name="T14">Fixed brightness level</text:span></text:p>
      <text:p text:style-name="P11"><text:span text:style-name="T8"><text:tab/></text:span><text:span text:style-name="T14">-</text:span><text:span text:style-name="T8"> Pulsing: </text:span><text:span text:style-name="T14">Fade brightness level up/down continously</text:span></text:p>
      <text:p text:style-name="P11"><text:span text:style-name="T8"><text:tab/></text:span><text:span text:style-name="T14">-</text:span><text:span text:style-name="T8"> Flashing: </text:span><text:span text:style-name="T14">Flash brightness level</text:span></text:p>
      <text:p text:style-name="P11"><text:span text:style-name="T8"/></text:p>
      <text:p text:style-name="P11"><text:span text:style-name="T8">- Const. BL Param.: </text:span><text:span text:style-name="T15">Brightness level used for constant backlight</text:span></text:p>
      <text:p text:style-name="P9"><text:span text:style-name="T8"><text:tab/>- Const. BL. Level</text:span></text:p>
      <text:p text:style-name="P9"><text:span text:style-name="T8"/></text:p>
      <text:p text:style-name="P9"><text:span text:style-name="T8">- Pulse BL Param.: </text:span><text:span text:style-name="T15">Brightness levels and time/speed for pulsating backlight</text:span></text:p>
      <text:p text:style-name="P12"><text:span text:style-name="T8"><text:tab/>- Pulse Level Low: </text:span><text:span text:style-name="T15">Minimum brightness to fade from/to</text:span></text:p>
      <text:p text:style-name="P12"><text:span text:style-name="T8"><text:tab/></text:span><text:span text:style-name="T15">-</text:span><text:span text:style-name="T8"> Pulse Level High: </text:span><text:span text:style-name="T15">Maximum brightness to fade from/to</text:span></text:p>
      <text:p text:style-name="P12"><text:span text:style-name="T8"><text:tab/></text:span><text:span text:style-name="T15">-</text:span><text:span text:style-name="T8"> Pulse Speed: </text:span><text:span text:style-name="T15">Speed to fade between low/high brightness, bigger=slower and smaller=faster</text:span></text:p>
      <text:p text:style-name="P12"><text:span text:style-name="T8"/></text:p>
      <text:p text:style-name="P9"><text:span text:style-name="T8">- Flash BL Param: </text:span><text:span text:style-name="T15">Brightness levels and times/speeds for flashing backlight</text:span></text:p>
      <text:p text:style-name="P12"><text:span text:style-name="T8"><text:tab/>- Flash Level Low: </text:span><text:span text:style-name="T15">Minimum brightness to quickly fade to</text:span></text:p>
      <text:p text:style-name="P12"><text:span text:style-name="T15"><text:tab/>-</text:span><text:span text:style-name="T8"> Flash Level High: </text:span><text:span text:style-name="T15">Maximum brightness to flash to</text:span></text:p>
      <text:p text:style-name="P12"><text:span text:style-name="T15"><text:tab/>-</text:span><text:span text:style-name="T8"> Flash On-Time: </text:span><text:span text:style-name="T15">Time spent for high-brightness flash-fade</text:span></text:p>
      <text:p text:style-name="P12"><text:span text:style-name="T15"><text:tab/>-</text:span><text:span text:style-name="T8"> Flash Off-Time: </text:span><text:span text:style-name="T15">Time spent to wait for next flash</text:span></text:p>
      <text:p text:style-name="P12"><text:span text:style-name="T8"/></text:p>
      <text:p text:style-name="P9"><text:span text:style-name="T8">- Config Name</text:span></text:p>
      <text:p text:style-name="P9"><text:span text:style-name="T8"><text:tab/>- Actual name of the currently edited parameter set</text:span></text:p>
      <text:p text:style-name="P9"><text:span text:style-name="T7"/></text:p>
      <text:p text:style-name="P9"><text:span text:style-name="T7"/></text:p>
      <text:p text:style-name="P13"><text:span text:style-name="T16">Save</text:span><text:span text:style-name="T7"> Config</text:span></text:p>
      <text:p text:style-name="P13"><text:span text:style-name="T7"/></text:p>
      <text:p text:style-name="P13"><text:span text:style-name="T7">This allows to </text:span><text:span text:style-name="T16">save</text:span><text:span text:style-name="T7"> the </text:span><text:span text:style-name="T16">edited </text:span><text:span text:style-name="T7">runtime parameters of the power-manager. Selecting this option will first bring up which parameterset to </text:span><text:span text:style-name="T16">load</text:span><text:span text:style-name="T7">. The choices are:</text:span></text:p>
      <text:p text:style-name="P13"><text:span text:style-name="T7"/></text:p>
      <text:p text:style-name="P13"><text:span text:style-name="T7">- </text:span><text:span text:style-name="T16">Make Active</text:span><text:span text:style-name="T7">: </text:span><text:span text:style-name="T16">Activate the</text:span><text:span text:style-name="T7"> currently </text:span><text:span text:style-name="T16">edited</text:span><text:span text:style-name="T7"> configuration, </text:span><text:span text:style-name="T16">i.e. ese it. No actual saving is done.</text:span></text:p>
      <text:p text:style-name="P13"><text:span text:style-name="T7">- One of the eight stored configurations. The name of th</text:span><text:span text:style-name="T16">e</text:span><text:span text:style-name="T7"> config </text:span><text:span text:style-name="T16">currently present in the selected slot</text:span><text:span text:style-name="T7"> will be shown in the bottom line of the LCD, while the memory slot it used is displayed in the upper-right corner of the LCD, from #0 to #7. </text:span><text:span text:style-name="T16">Click to select that slot and overwrite it with the edited config.</text:span></text:p>
      <text:p text:style-name="P13"><text:span text:style-name="T7"/></text:p>
      <text:p text:style-name="P13"><text:span text:style-name="T13"/></text:p>
      <text:p text:style-name="P13"><text:span text:style-name="T16">Load</text:span><text:span text:style-name="T7"> Config</text:span></text:p>
      <text:p text:style-name="P13"><text:span text:style-name="T7"/></text:p>
      <text:p text:style-name="P13"><text:span text:style-name="T7">This allows to </text:span><text:span text:style-name="T16">load and activate</text:span><text:span text:style-name="T7"> the runtime parameters of the power-manager. Selecting this option will first bring up which parameterset to </text:span><text:span text:style-name="T16">load</text:span><text:span text:style-name="T7">. The choices are:</text:span></text:p>
      <text:p text:style-name="P13"><text:span text:style-name="T7"/></text:p>
      <text:p text:style-name="P13"><text:span text:style-name="T7">- </text:span><text:span text:style-name="T16">From Edit Config</text:span><text:span text:style-name="T7">: The currently </text:span><text:span text:style-name="T16">edited</text:span><text:span text:style-name="T7"> configuration</text:span></text:p>
      <text:p text:style-name="P13"><text:span text:style-name="T7">- One of the eight stored configurations. The name of that config will be shown in the bottom line of the LCD, while the memory slot it used is displayed in the upper-right corner of the LCD, from #0 to #7</text:span></text:p>
      <text:p text:style-name="P13"><text:span text:style-name="T7"/></text:p>
      <text:p text:style-name="P13"><text:span text:style-name="T7"/></text:p>
      <text:p text:style-name="P13"><text:span text:style-name="T16">Show Version</text:span></text:p>
      <text:p text:style-name="P13"><text:span text:style-name="T16"/></text:p>
      <text:p text:style-name="P13"><text:span text:style-name="T16">This will show the firmware name and version. Simply rotate the encoder to exit from that display.</text:span></text:p>
      <text:p text:style-name="P13"><text:span text:style-name="T16"/></text:p>
      <text:p text:style-name="P13"><text:span text:style-name="T16"/></text:p>
      <text:p text:style-name="P13"><text:span text:style-name="T16">Reset</text:span></text:p>
      <text:p text:style-name="P13"><text:span text:style-name="T16"/></text:p>
      <text:p text:style-name="P13"><text:span text:style-name="T16">Do a <text:s/>reboot of the firmware, same result as if power-cycling the unit.</text:span></text:p>
      <text:p text:style-name="P13"><text:span text:style-name="T16"/></text:p>
      <text:p text:style-name="P18"><text:span text:style-name="T16">The config editor always allows to edit all options, no matter if they depend on another config option or not. For example, the Heatup End Cond and Heatup End Param are only used when either the limited power or the boosted power heatup mode is selected, but never used when the normal heatup mode is chosen.</text:span></text:p>
      <text:p text:style-name="P13"><text:span text:style-name="T16"/></text:p>
      <text:p text:style-name="P13"><text:span text:style-name="T16">When editing a config, it is just that: an edited config. It does not become active unless it is either saved to EEPROM and then loaded, or when explicitely chosen to activate it.</text:span></text:p>
      <text:p text:style-name="P13"><text:span text:style-name="T16"/></text:p>
      <text:p text:style-name="P13"><text:span text:style-name="T16">EEPROM storage uses CRC checksums to verify that all is OK. When an invalid CRC is encountered, the config or parameter set will be replaced with a default one. This applies to both, the main config as well as any of the power manager configurations. When flashing the firmware into the µC it will create default configurations at the first power up. This is also shown in the ourput on the serial interface. Default serial port speed is 115200 Baud.</text:span></text:p>
      <text:p text:style-name="P13"><text:span text:style-name="T16"/></text:p>
      <text:p text:style-name="P13"><text:span text:style-name="T16">The encoder handling has a very crude „dynamic“ in it. The faster it is turned, the bigger the steps in which it changes. This allows to adjust a large value range without needing to rotate it for ages. However, it is just that: crude. So donÄt expect too much from it.</text:span></text:p>
      <text:p text:style-name="P13"><text:span text:style-name="T16"/></text:p>
      <text:p text:style-name="P13"><text:span text:style-name="T16">Button handling is not perfect either. Sometimes it just misses something. Especially when extensive realtime logging is enabled on the serial port. That extensive logging then also affects the rotary encoder.</text:span></text:p>
      <text:p text:style-name="P13"><text:span text:style-name="T16"/></text:p>
      <text:p text:style-name="P14"><text:span text:style-name="T17">The menu handling and config editor „run“ in the background, depending on which one is active. That means that the power manager is always running. So you can happily edit something or stay in the menu without affecting the automatic power management.</text:span></text:p>
      <text:p text:style-name="P13"><text:span text:style-name="T16"/></text:p>
      <text:p text:style-name="P14"><text:span text:style-name="T17">Multi-language support in the firmware is implemented by using a big array of pointers to strings, one for each language. The active array is the selected by the language manager, depending on the chosen language. To access a string, a simple tr() macro is defined which takes the string-index and returns the pointer to that string in program memory.</text:span></text:p>
      <text:p text:style-name="P14"><text:span text:style-name="T17"/></text:p>
      <text:p text:style-name="P14"><text:span text:style-name="T17">The actual strings are defined in strings_EN for English, and strings_DE for German. In language_strings.h is a long list of defined string names that represent the index to a string. The order of these #defines must be the same as the strings in the actual strings_* files. In the same include files the number of languages etc. are defined at the top.</text:span></text:p>
      <text:p text:style-name="P14"><text:span text:style-name="T17"/></text:p>
      <text:p text:style-name="P14"><text:span text:style-name="T17">To add a new language simply create a new strings_* file, use the strings_EN as a template here. Replace all the strings to whatever language you want. Change the NUM_LANGUAGES accordingly, and add a new „#define LANG_*“ to languages_strings.h. Then extend the language_entries[] struct in languages_strings.c, and add the „#include strings_*“ for the new language to it. That should be all....</text:span></text:p>
      <text:p text:style-name="P14"><text:span text:style-name="T17"/></text:p>
      <text:p text:style-name="P14"><text:span text:style-name="T17">All the menu and config option stuff is defined in their own structs, so that the main handlers stay the same while allowing to easily add new menus, sub-menus, options, etc.</text:span></text:p>
      <text:p text:style-name="P14"><text:span text:style-name="T17"/></text:p>
      <text:p text:style-name="P14"><text:span text:style-name="T17">Not much documentation in the source code yet. After all, this is just V00.01, that is, the first somewhat usable revision.</text:span></text:p>
      <text:p text:style-name="P14"><text:span text:style-name="T17"/></text:p>
      <text:p text:style-name="P14"><text:span text:style-name="T17">There are quite some leftovers in the files from the development. Stuff has changed, but some code not deleted or #defines removed. In short: it's quite a mess right now. Also, some names used for functions, variables and defines are not that good and should change.</text:span></text:p>
      <text:p text:style-name="P14"><text:span text:style-name="T17"/></text:p>
      <text:p text:style-name="P14"><text:span text:style-name="T17">Have f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0T19:41:42</meta:creation-date>
    <dc:date>2013-05-20T21:55:35</dc:date>
    <meta:editing-duration>PT1H58M42S</meta:editing-duration>
    <meta:editing-cycles>14</meta:editing-cycles>
    <meta:generator>LibreOffice/3.6$Linux_X86_64 LibreOffice_project/360m1$Build-2</meta:generator>
    <meta:document-statistic meta:table-count="0" meta:image-count="4" meta:object-count="0" meta:page-count="6" meta:paragraph-count="177" meta:word-count="2645" meta:character-count="15333" meta:non-whitespace-character-count="12791"/>
  </office:meta>
</office:document-meta>
</file>